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officeooo:rsid="0009ff7c" officeooo:paragraph-rsid="0009ff7c"/>
    </style:style>
    <style:style style:name="P2" style:family="paragraph" style:parent-style-name="Standard">
      <style:text-properties style:font-name="Arial1" officeooo:rsid="000a3df5" officeooo:paragraph-rsid="000a3df5"/>
    </style:style>
    <style:style style:name="P3" style:family="paragraph" style:parent-style-name="Standard">
      <style:text-properties style:font-name="Arial1" officeooo:rsid="000bd575" officeooo:paragraph-rsid="000bd575"/>
    </style:style>
    <style:style style:name="P4" style:family="paragraph" style:parent-style-name="Table_20_Contents">
      <style:text-properties style:font-name="Arial1"/>
    </style:style>
    <style:style style:name="P5" style:family="paragraph" style:parent-style-name="Table_20_Contents">
      <style:text-properties style:font-name="Arial1" officeooo:rsid="000bd575" officeooo:paragraph-rsid="000bd575"/>
    </style:style>
    <style:style style:name="T1" style:family="text">
      <style:text-properties officeooo:rsid="000a3df5"/>
    </style:style>
    <style:style style:name="T2" style:family="text">
      <style:text-properties officeooo:rsid="000bd575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Selection Sort</text:p>
      <text:p text:style-name="P1">Melhor Caso(ordem crescente): v[5]: {1,2,3,4,5}</text:p>
      <text:p text:style-name="P1">Pior Caso(ordem crescente): v[5]: {<text:span text:style-name="T1">3,1,4,5,2</text:span>}</text:p>
      <text:p text:style-name="P1">Caso Médio(ordem crescente): v[5]: {5,4,1,2,3}</text:p>
      <text:p text:style-name="P1"/>
      <text:p text:style-name="P2">Bubble Sort</text:p>
      <text:p text:style-name="P2">Melhor Caso: v[5]: {1,2,3,4,5}</text:p>
      <text:p text:style-name="P2">Pior Caso: v[5]: {5,4,3,2,1}</text:p>
      <text:p text:style-name="P2">Caso Médio: v[5]: {1,2,4,5,3}</text:p>
      <text:p text:style-name="P2"/>
      <text:p text:style-name="P2">Insertion Sort</text:p>
      <text:p text:style-name="P2">Melhor Caso: v[5]: {1,2,3,4,5}</text:p>
      <text:p text:style-name="P2">Pior Caso: v[5]: {5,4,3,2,1}</text:p>
      <text:p text:style-name="P2">Caso Médio: v[5]: {2,1,3,5,4}</text:p>
      <text:p text:style-name="P2"/>
      <text:p text:style-name="P2">Merge Sort</text:p>
      <text:p text:style-name="P2">Melhor Caso: v[5]: {1,2,3,4,5}</text:p>
      <text:p text:style-name="P2">Pior Caso: v[5]: <text:span text:style-name="T2">{5,3,1,4,2}</text:span></text:p>
      <text:p text:style-name="P3">Caso Médio: v[5]: {1,2,4,3,5}</text:p>
      <text:p text:style-name="P3"/>
      <text:p text:style-name="P3">2)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5">Melhor Caso</text:p>
          </table:table-cell>
          <table:table-cell table:style-name="Tabela1.A1" office:value-type="string">
            <text:p text:style-name="P5">Pior Caso</text:p>
          </table:table-cell>
          <table:table-cell table:style-name="Tabela1.D1" office:value-type="string">
            <text:p text:style-name="P5">Caso Médio</text:p>
          </table:table-cell>
        </table:table-row>
        <table:table-row>
          <table:table-cell table:style-name="Tabela1.A2" office:value-type="string">
            <text:p text:style-name="P5">Selection Sort</text:p>
          </table:table-cell>
          <table:table-cell table:style-name="Tabela1.A2" office:value-type="string">
            <text:p text:style-name="P5">O(n<text:span text:style-name="T3">2</text:span>)</text:p>
          </table:table-cell>
          <table:table-cell table:style-name="Tabela1.A2" office:value-type="string">
            <text:p text:style-name="P5">O(n<text:span text:style-name="T3">2</text:span>)</text:p>
          </table:table-cell>
          <table:table-cell table:style-name="Tabela1.D2" office:value-type="string">
            <text:p text:style-name="P5">O(n<text:span text:style-name="T3">2</text:span>)</text:p>
          </table:table-cell>
        </table:table-row>
        <table:table-row>
          <table:table-cell table:style-name="Tabela1.A2" office:value-type="string">
            <text:p text:style-name="P5">Bubble Sort</text:p>
          </table:table-cell>
          <table:table-cell table:style-name="Tabela1.A2" office:value-type="string">
            <text:p text:style-name="P5">O(n<text:span text:style-name="T4">)</text:span></text:p>
          </table:table-cell>
          <table:table-cell table:style-name="Tabela1.A2" office:value-type="string">
            <text:p text:style-name="P5">O(n<text:span text:style-name="T3">2</text:span><text:span text:style-name="T4">)</text:span></text:p>
          </table:table-cell>
          <table:table-cell table:style-name="Tabela1.D2" office:value-type="string">
            <text:p text:style-name="P5">O(n<text:span text:style-name="T3">2</text:span><text:span text:style-name="T4">)</text:span></text:p>
          </table:table-cell>
        </table:table-row>
        <table:table-row>
          <table:table-cell table:style-name="Tabela1.A2" office:value-type="string">
            <text:p text:style-name="P5">Insertion Sort</text:p>
          </table:table-cell>
          <table:table-cell table:style-name="Tabela1.A2" office:value-type="string">
            <text:p text:style-name="P5">O(n)</text:p>
          </table:table-cell>
          <table:table-cell table:style-name="Tabela1.A2" office:value-type="string">
            <text:p text:style-name="P5">O(n<text:span text:style-name="T3">2</text:span><text:span text:style-name="T4">)</text:span></text:p>
          </table:table-cell>
          <table:table-cell table:style-name="Tabela1.D2" office:value-type="string">
            <text:p text:style-name="P5">O(n<text:span text:style-name="T3">2</text:span><text:span text:style-name="T4">)</text:span></text:p>
          </table:table-cell>
        </table:table-row>
        <table:table-row>
          <table:table-cell table:style-name="Tabela1.A2" office:value-type="string">
            <text:p text:style-name="P5">Merge Sort</text:p>
          </table:table-cell>
          <table:table-cell table:style-name="Tabela1.A2" office:value-type="string">
            <text:p text:style-name="P5">O(n log(n))</text:p>
          </table:table-cell>
          <table:table-cell table:style-name="Tabela1.A2" office:value-type="string">
            <text:p text:style-name="P5">O(n log(n))</text:p>
          </table:table-cell>
          <table:table-cell table:style-name="Tabela1.D2" office:value-type="string">
            <text:p text:style-name="P5">O(n log(n))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08:35:00.900000000</meta:creation-date>
    <dc:date>2024-11-11T09:26:31.710000000</dc:date>
    <meta:editing-duration>PT19M27S</meta:editing-duration>
    <meta:editing-cycles>1</meta:editing-cycles>
    <meta:document-statistic meta:table-count="1" meta:image-count="0" meta:object-count="0" meta:page-count="1" meta:paragraph-count="37" meta:word-count="90" meta:character-count="607" meta:non-whitespace-character-count="554"/>
    <meta:generator>LibreOffice/24.8.2.1$Windows_X86_64 LibreOffice_project/0f794b6e29741098670a3b95d60478a65d05ef13</meta:generator>
  </office:meta>
</office:document-meta>
</file>